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onURIResolver.register( URIResolver uri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monURIResolver.resolve( String href , String ba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mmonURIResolver.unregister( URIResolver uri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monURIResolver.getDefaultURI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URIResolver.CommonURIResolv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